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draw:stroke="none" draw:stroke-dash="Dash_20_Dot_20_1" svg:stroke-width="0cm" draw:stroke-linejoin="none" svg:stroke-linecap="butt" draw:fill="solid" draw:fill-color="#9dc15f" draw:textarea-horizontal-align="center" draw:textarea-vertical-align="middle" loext:decorative="false"/>
    </style:style>
    <style:style style:name="gr3" style:family="graphic" style:parent-style-name="standard">
      <style:graphic-properties draw:stroke="none" draw:stroke-dash="Dash_20_Dot_20_1" svg:stroke-width="0cm" draw:stroke-linejoin="none" svg:stroke-linecap="butt" draw:fill="solid" draw:fill-color="#444b54" draw:textarea-horizontal-align="center" draw:textarea-vertical-align="middle" loext:decorative="false"/>
    </style:style>
    <style:style style:name="P1" style:family="paragraph">
      <loext:graphic-properties draw:fill="solid" draw:fill-color="#9dc15f"/>
      <style:paragraph-properties fo:text-align="center"/>
    </style:style>
    <style:style style:name="P2" style:family="paragraph">
      <loext:graphic-properties draw:fill="solid" draw:fill-color="#444b5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g draw:style-name="gr1">
          <draw:path draw:style-name="gr2" draw:text-style-name="P1" draw:layer="layout" svg:width="2.642cm" svg:height="2.642cm" svg:x="0.384cm" svg:y="0.384cm" svg:viewBox="0 0 2643 2643" svg:d="M1322 0c-730 0-1322 592-1322 1322 0 729 592 1321 1322 1321 729 0 1321-592 1321-1321 0-730-592-1322-1321-1322z">
            <text:p/>
          </draw:path>
          <draw:path draw:style-name="gr3" draw:text-style-name="P2" draw:layer="layout" svg:width="2.802cm" svg:height="2.802cm" svg:x="0.304cm" svg:y="0.304cm" svg:viewBox="0 0 2803 2803" svg:d="M1402 2803c-772 0-1402-630-1402-1401 0-772 630-1402 1402-1402 771 0 1401 630 1401 1402 0 771-630 1401-1401 1401zM1402 159c-685 0-1243 558-1243 1243 0 684 558 1242 1243 1242 684 0 1242-558 1242-1242 0-685-558-1243-1242-1243z">
            <text:p/>
          </draw:path>
          <draw:path draw:style-name="gr3" draw:text-style-name="P2" draw:layer="layout" svg:width="1.347cm" svg:height="0.554cm" svg:x="1.032cm" svg:y="1.23cm" svg:viewBox="0 0 1348 555" svg:d="M1269 159h-1190c-45 0-79-35-79-80s34-79 79-79h1190c45 0 79 34 79 79s-34 80-79 80zM1269 555h-1190c-45 0-79-34-79-79s34-79 79-79h1190c45 0 79 34 79 79s-34 79-79 79z">
            <text:p/>
          </draw:path>
          <draw:path draw:style-name="gr3" draw:text-style-name="P2" draw:layer="layout" svg:width="1.347cm" svg:height="0.158cm" svg:x="1.032cm" svg:y="2.022cm" svg:viewBox="0 0 1348 159" svg:d="M1269 159h-1190c-45 0-79-34-79-79s34-80 79-80h1190c45 0 79 35 79 80s-34 79-79 79z">
            <text:p/>
          </draw:path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39cm" fo:margin-bottom="0.139cm" fo:margin-left="0.139cm" fo:margin-right="0.139cm" fo:page-width="3.413cm" fo:page-height="3.4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6T17:07:27.166636727</dc:date>
    <meta:editing-duration>PT1H23M24S</meta:editing-duration>
    <meta:editing-cycles>1</meta:editing-cycles>
    <meta:document-statistic meta:object-count="5"/>
    <meta:generator>LibreOffice/24.8.3.2$Linux_X86_64 LibreOffice_project/480$Build-2</meta:generator>
  </office:meta>
</office:document-meta>
</file>